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Readonly( javax . el . ValueExpressio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Focus( javax . el . ValueExpression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Markup( javax . el . ValueExpression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ValidatorMessage( javax . el . ValueExpression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Validator( javax . el . MethodExpression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doStartTag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InExtensionTag.setConverterMessage( javax . el . ValueExpression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SuggestMethod( javax . el . MethodExpression sugg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Converter( javax . el . ValueExpression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ExtensionTag.setPassword( javax . el . ValueExpression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TabIndex( javax . el . ValueExpression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Tip( javax . el . ValueExpression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RequiredMessage( javax . el . ValueExpression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ExtensionTag.setOnchange( javax . el . ValueExpression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ValueChangeListener( javax . el . MethodExpression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LabelWidth( javax . el . ValueExpression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Required( javax . el . ValueExpressio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